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bottom="0.0972in" fo:text-align="center" fo:line-height="120%"/>
      <style:text-properties style:font-name="Times" fo:font-size="15.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Renewal Products<text:line-break/>A Farbin</text:span></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
          </table:table-cell>
          <table:table-cell table:style-name="TableCell1">
            <text:p text:style-name="P2">Category<text:line-break/>(Journal / Conference Details)</text:p>
          </table:table-cell>
          <table:table-cell table:style-name="TableCell1">
            <text:p text:style-name="P2">Publication Status</text:p>
          </table:table-cell>
          <table:table-cell table:style-name="TableCell1">
            <text:p text:style-name="P2">DOE Acknowledgement</text:p>
          </table:table-cell>
          <table:table-cell table:style-name="TableCell1">
            <text:p text:style-name="P2">Paper/Talk Title</text:p>
          </table:table-cell>
          <table:table-cell table:style-name="TableCell1">
            <text:p text:style-name="P2">Author</text:p>
          </table:table-cell>
        </table:table-row>
        <table:table-row>
          <table:table-cell table:style-name="TableCell1">
            <text:p text:style-name="P2">1</text:p>
          </table:table-cell>
          <table:table-cell table:style-name="TableCell1">
            <text:p text:style-name="P2">Phys. Lett.</text:p>
          </table:table-cell>
          <table:table-cell table:style-name="TableCell1">
            <text:p text:style-name="P2">Publication Status<text:line-break/>Published<text:line-break/><text:line-break/>ARXIV:1602.06194</text:p>
            <text:p text:style-name="P2"/>
            <text:p text:style-name="P2"/>
            <text:p text:style-name="P2">Physics Letters B 757 (2016) 334-355</text:p>
            <text:p text:style-name="P2"/>
          </table:table-cell>
          <table:table-cell table:style-name="TableCell1">
            <text:p text:style-name="P2">Acknowledgement of DOE Support <text:line-break/>Yes</text:p>
          </table:table-cell>
          <table:table-cell table:style-name="TableCell1">
            <text:p text:style-name="P3">Search for new phenomena in final states with large jet multiplicities and missing transverse momentum with ATLAS using $\sqrt{s} =$ 13 TeV proton-proton collisions}</text:p>
          </table:table-cell>
          <table:table-cell table:style-name="TableCell1">
            <text:p text:style-name="P3">ATLAS Collaboration</text:p>
          </table:table-cell>
        </table:table-row>
        <table:table-row>
          <table:table-cell table:style-name="TableCell1">
            <text:p text:style-name="P2">2</text:p>
          </table:table-cell>
          <table:table-cell table:style-name="TableCell1">
            <text:p text:style-name="P2">Eur. Phys. J.</text:p>
          </table:table-cell>
          <table:table-cell table:style-name="TableCell1">
            <text:p text:style-name="P4">Published</text:p>
            <text:p text:style-name="P4"/>
            <text:p text:style-name="P4">ARXIV:1605.03814<text:line-break/></text:p>
            <text:p text:style-name="P4">Eur. Phys. J. C (2016) 76: 392</text:p>
          </table:table-cell>
          <table:table-cell table:style-name="TableCell1">
            <text:p text:style-name="P2">Acknowledgement of DOE Support <text:line-break/>Yes</text:p>
          </table:table-cell>
          <table:table-cell table:style-name="TableCell1">
            <text:p text:style-name="P3">Search for squarks and gluinos in final states with jets and missing transverse momentum at $\sqrt{s}$ =13 ${\mathrm{TeV}}$ with the ATLAS detector}</text:p>
          </table:table-cell>
          <table:table-cell table:style-name="TableCell1">
            <text:p text:style-name="P3">ATLAS Collaboration</text:p>
          </table:table-cell>
        </table:table-row>
        <table:table-row>
          <table:table-cell table:style-name="TableCell1">
            <text:p text:style-name="P2">3</text:p>
          </table:table-cell>
          <table:table-cell table:style-name="TableCell1">
            <text:p text:style-name="P2">Eur. Phys. J.</text:p>
            <text:p text:style-name="P2"/>
          </table:table-cell>
          <table:table-cell table:style-name="TableCell1">
            <text:p text:style-name="P2">Publication Status<text:line-break/>Submitted<text:line-break/><text:line-break/>ARXIV:1605.04285<text:line-break/><text:line-break/></text:p>
          </table:table-cell>
          <table:table-cell table:style-name="TableCell1">
            <text:p text:style-name="P2">Acknowledgement of DOE Support <text:line-break/>Yes</text:p>
          </table:table-cell>
          <table:table-cell table:style-name="TableCell1">
            <text:p text:style-name="P3">Search for gluinos in events with an isolated lepton, jets and missing transverse momentum at $\sqrt{s}$ = 13 </text:p>
            <text:p text:style-name="P3">TeV with the ATLAS detector</text:p>
          </table:table-cell>
          <table:table-cell table:style-name="TableCell1">
            <text:p text:style-name="P3">ATLAS Collaboration</text:p>
          </table:table-cell>
        </table:table-row>
        <table:table-row>
          <table:table-cell table:style-name="TableCell1">
            <text:p text:style-name="P2">4</text:p>
          </table:table-cell>
          <table:table-cell table:style-name="TableCell1">
            <text:p text:style-name="P2">Conference</text:p>
          </table:table-cell>
          <table:table-cell table:style-name="TableCell1">
            <text:p text:style-name="P3">ATLAS-CONF-2015-082<text:line-break/><text:line-break/><text:line-break/><text:a xlink:type="simple" xlink:href="https://arxiv.org/ct?url=http%3A%2F%2Fdx.doi.org%2F10%252E1103%2FPhysRevD%252E89%252E112003&amp;v=6bd53b4a">cds.cern.ch/record/2114854</text:a><text:line-break/></text:p>
            <text:p text:style-name="P2"/>
          </table:table-cell>
          <table:table-cell table:style-name="TableCell1">
            <text:p text:style-name="P2">Acknowledgement of DOE Support <text:line-break/>No</text:p>
          </table:table-cell>
          <table:table-cell table:style-name="TableCell1">
            <text:p text:style-name="P3">A search for Supersymmetry in events containing a leptonically decaying $Z$ boson, jets and missing transverse momentum in $\sqrt{s}=13~$TeV $pp$ collisions with the ATLAS detector}</text:p>
          </table:table-cell>
          <table:table-cell table:style-name="TableCell1">
            <text:p text:style-name="P3">ATLAS Collaboration</text:p>
            <text:p text:style-name="P3"/>
          </table:table-cell>
        </table:table-row>
        <table:table-row>
          <table:table-cell table:style-name="TableCell1">
            <text:p text:style-name="P2">5</text:p>
          </table:table-cell>
          <table:table-cell table:style-name="TableCell1">
            <text:p text:style-name="P2">Eur. Phys. J.</text:p>
          </table:table-cell>
          <table:table-cell table:style-name="TableCell1">
            <text:p text:style-name="P2">Publication Status<text:line-break/>Published<text:line-break/><text:line-break/>ARXIV:1602.09058</text:p>
            <text:p text:style-name="P2"/>
            <text:p text:style-name="P2">The European Physical Journal C (2016), 76(5), 1-26<text:line-break/></text:p>
            <text:p text:style-name="P2"/>
          </table:table-cell>
          <table:table-cell table:style-name="TableCell1">
            <text:p text:style-name="P2">Acknowledgement of DOE Support <text:line-break/>Yes</text:p>
          </table:table-cell>
          <table:table-cell table:style-name="TableCell1">
            <text:p text:style-name="P3">Search for supersymmetry at $\sqrt{s}=13$ TeV in final states with jets and two same-sign leptons or three leptons with the ATLAS detector</text:p>
          </table:table-cell>
          <table:table-cell table:style-name="TableCell1">
            <text:p text:style-name="P3">ATLAS Collaboration</text:p>
            <text:p text:style-name="P3"/>
          </table:table-cell>
        </table:table-row>
        <table:table-row>
          <table:table-cell table:style-name="TableCell1">
            <text:p text:style-name="P2">6</text:p>
          </table:table-cell>
          <table:table-cell table:style-name="TableCell1">
            <text:p text:style-name="P2">Phys. Rev. D</text:p>
          </table:table-cell>
          <table:table-cell table:style-name="TableCell1">
            <text:p text:style-name="P2">Published</text:p>
            <text:p text:style-name="P2"/>
            <text:p text:style-name="P4">ARXIV:1605.09318</text:p>
            <text:p text:style-name="P4"/>
            <text:p text:style-name="P3">Phys. Rev. D 94, 032003 (2016)</text:p>
          </table:table-cell>
          <table:table-cell table:style-name="TableCell1">
            <text:p text:style-name="P2">Acknowledgement of DOE Support <text:line-break/>Yes</text:p>
          </table:table-cell>
          <table:table-cell table:style-name="TableCell1">
            <text:p text:style-name="P3">Search for pair production of gluinos decaying via stop and sbottom in events with $b$-jets and large missing transverse momentum in $pp$ collisions at $\sqrt{s} = 13$ TeV with the ATLAS detector</text:p>
          </table:table-cell>
          <table:table-cell table:style-name="TableCell1">
            <text:p text:style-name="P3"><text:s/>ATLAS Collaboration</text:p>
            <text:p text:style-name="P3"/>
          </table:table-cell>
        </table:table-row>
        <table:table-row>
          <table:table-cell table:style-name="TableCell1">
            <text:p text:style-name="P2">7</text:p>
          </table:table-cell>
          <table:table-cell table:style-name="TableCell1">
            <text:p text:style-name="P2">EPJC</text:p>
            <text:p text:style-name="P2"><text:line-break/></text:p>
          </table:table-cell>
          <table:table-cell table:style-name="TableCell1">
            <text:p text:style-name="P2">Publication Status: submitted<text:line-break/><text:line-break/>https://arxiv.org/abs/1607.05979</text:p>
            <text:p text:style-name="P2"/>
          </table:table-cell>
          <table:table-cell table:style-name="TableCell1">
            <text:p text:style-name="P2">Acknowledgement of DOE Support <text:line-break/>Yes</text:p>
          </table:table-cell>
          <table:table-cell table:style-name="TableCell1">
            <text:p text:style-name="P3">Search for squarks and gluinos in events with hadronically decaying tau leptons, jets and missing transverse momentum in proton-proton collisions at s√=13 TeV recorded with the ATLAS detector</text:p>
          </table:table-cell>
          <table:table-cell table:style-name="TableCell1">
            <text:p text:style-name="P3">ATLAS Collaboration</text:p>
          </table:table-cell>
        </table:table-row>
        <table:table-row>
          <table:table-cell table:style-name="TableCell1">
            <text:p text:style-name="P2">8</text:p>
          </table:table-cell>
          <table:table-cell table:style-name="TableCell1">
            <text:p text:style-name="P2">Conference Paper</text:p>
            <text:p text:style-name="P2"/>
          </table:table-cell>
          <table:table-cell table:style-name="TableCell1">
            <text:p text:style-name="P2">Publication Status<text:line-break/><text:line-break/>No Publication</text:p>
            <text:p text:style-name="P2"/>
            <text:p text:style-name="P3">CERN-EP-2016-146</text:p>
          </table:table-cell>
          <table:table-cell table:style-name="TableCell1">
            <text:p text:style-name="P2">Acknowledgement of DOE Support <text:line-break/>No</text:p>
          </table:table-cell>
          <table:table-cell table:style-name="TableCell1">
            <text:p text:style-name="P3">Search for supersymmetry in a final state containing two photons and missing transverse momentum in $\sqrt{s}$</text:p>
            <text:p text:style-name="P3"><text:s/>= 13 TeV $pp$ collisions at the LHC using the ATLAS detector}</text:p>
          </table:table-cell>
          <table:table-cell table:style-name="TableCell1">
            <text:p text:style-name="P3">ATLAS Collaboration</text:p>
          </table:table-cell>
        </table:table-row>
        <table:table-row>
          <table:table-cell table:style-name="TableCell1">
            <text:p text:style-name="P2">9</text:p>
          </table:table-cell>
          <table:table-cell table:style-name="TableCell1">
            <text:p text:style-name="P2">Conference Paper</text:p>
          </table:table-cell>
          <table:table-cell table:style-name="TableCell1">
            <text:p text:style-name="P2">Publication Status<text:line-break/><text:line-break/>No Publication</text:p>
            <text:p text:style-name="P2"/>
            <text:p text:style-name="P4">ATLAS-CONF-2016-078</text:p>
          </table:table-cell>
          <table:table-cell table:style-name="TableCell1">
            <text:p text:style-name="P2">Acknowledgement of DOE Support <text:line-break/>No</text:p>
          </table:table-cell>
          <table:table-cell table:style-name="TableCell1">
            <text:p text:style-name="P3">Further searches for squarks and gluinos in final states with jets and missing transverse momentum at $\sqrt{s\</text:p>
            <text:p text:style-name="P3">}$=13~TeV with the ATLAS detector</text:p>
          </table:table-cell>
          <table:table-cell table:style-name="TableCell1">
            <text:p text:style-name="P3">ATLAS Collaboration</text:p>
          </table:table-cell>
        </table:table-row>
        <table:table-row>
          <table:table-cell table:style-name="TableCell1">
            <text:p text:style-name="P2">10</text:p>
          </table:table-cell>
          <table:table-cell table:style-name="TableCell1">
            <text:p text:style-name="P2">Conference Paper</text:p>
          </table:table-cell>
          <table:table-cell table:style-name="TableCell1">
            <text:p text:style-name="P2">Publication Status<text:line-break/><text:line-break/>No Publication</text:p>
            <text:p text:style-name="P2">ATLAS-CONF-2016-054,</text:p>
          </table:table-cell>
          <table:table-cell table:style-name="TableCell1">
            <text:p text:style-name="P2">Acknowledgement of DOE Support <text:line-break/>No</text:p>
          </table:table-cell>
          <table:table-cell table:style-name="TableCell1">
            <text:p text:style-name="P3">Search for squarks and gluinos in events with an isolated lepton, jets and missing transverse momentum at $\sqrt{s}$=13~TeV with the ATLAS detector</text:p>
          </table:table-cell>
          <table:table-cell table:style-name="TableCell1">
            <text:p text:style-name="P3">ATLAS Collaboration</text:p>
          </table:table-cell>
        </table:table-row>
        <table:table-row>
          <table:table-cell table:style-name="TableCell1">
            <text:p text:style-name="P2">11</text:p>
          </table:table-cell>
          <table:table-cell table:style-name="TableCell1">
            <text:p text:style-name="P2">Conference Paper</text:p>
            <text:p text:style-name="P2"/>
          </table:table-cell>
          <table:table-cell table:style-name="TableCell1">
            <text:p text:style-name="P2">ATLAS-CONF-2016-037</text:p>
          </table:table-cell>
          <table:table-cell table:style-name="TableCell1">
            <text:p text:style-name="P2">Acknowledgement of DOE Support <text:line-break/>No</text:p>
            <text:p text:style-name="P2"/>
          </table:table-cell>
          <table:table-cell table:style-name="TableCell1">
            <text:p text:style-name="P3">Search for supersymmetry with two same-sign leptons or three leptons using 13.2 fb$^{−1}$ of $\sqrt{s}$=13~TeV\</text:p>
            <text:p text:style-name="P3"><text:s/>pp collision data collected by the ATLAS detector}</text:p>
          </table:table-cell>
          <table:table-cell table:style-name="TableCell1">
            <text:p text:style-name="P3">ATLAS Collaboration</text:p>
            <text:p text:style-name="P3"/>
          </table:table-cell>
        </table:table-row>
        <table:table-row>
          <table:table-cell table:style-name="TableCell1">
            <text:p text:style-name="P2">12</text:p>
          </table:table-cell>
          <table:table-cell table:style-name="TableCell1">
            <text:p text:style-name="P2">Conference Paper</text:p>
            <text:p text:style-name="P2"/>
          </table:table-cell>
          <table:table-cell table:style-name="TableCell1">
            <text:p text:style-name="P4">ATLAS-CONF-2016-052,</text:p>
          </table:table-cell>
          <table:table-cell table:style-name="TableCell1">
            <text:p text:style-name="P2">Acknowledgement of DOE Support <text:line-break/>No</text:p>
            <text:p text:style-name="P2"/>
          </table:table-cell>
          <table:table-cell table:style-name="TableCell1">
            <text:p text:style-name="P3">Search for pair production of gluinos decaying via top or bottom squarks in events with b-jets and large missing transverse momentum in $pp$ collisions at $\sqrt{s}$=13~TeV with the ATLAS detector</text:p>
          </table:table-cell>
          <table:table-cell table:style-name="TableCell1">
            <text:p text:style-name="P3">ATLAS Collaboration</text:p>
            <text:p text:style-name="P3"/>
          </table:table-cell>
        </table:table-row>
        <table:table-row>
          <table:table-cell table:style-name="TableCell1">
            <text:p text:style-name="P2">13</text:p>
          </table:table-cell>
          <table:table-cell table:style-name="TableCell1">
            <text:p text:style-name="P2">Conference Paper</text:p>
            <text:p text:style-name="P2"/>
          </table:table-cell>
          <table:table-cell table:style-name="TableCell1">
            <text:p text:style-name="P2">ATLAS-CONF-2016-066</text:p>
          </table:table-cell>
          <table:table-cell table:style-name="TableCell1">
            <text:p text:style-name="P2">Acknowledgement of DOE Support <text:line-break/>No</text:p>
            <text:p text:style-name="P2"/>
          </table:table-cell>
          <table:table-cell table:style-name="TableCell1">
            <text:p text:style-name="P3">Search for Supersymmetry in events with photons, jets and missing transverse energy with the ATLAS detector in 13 TeV $pp$ collisions</text:p>
          </table:table-cell>
          <table:table-cell table:style-name="TableCell1">
            <text:p text:style-name="P3">ATLAS Collaboration</text:p>
            <text:p text:style-name="P3"/>
          </table:table-cell>
        </table:table-row>
        <table:table-row>
          <table:table-cell table:style-name="TableCell1">
            <text:p text:style-name="P2">14</text:p>
          </table:table-cell>
          <table:table-cell table:style-name="TableCell1">
            <text:p text:style-name="P2">Conference Paper</text:p>
            <text:p text:style-name="P2"/>
          </table:table-cell>
          <table:table-cell table:style-name="TableCell1">
            <text:p text:style-name="P2">ATLAS-CONF-2016-095</text:p>
          </table:table-cell>
          <table:table-cell table:style-name="TableCell1">
            <text:p text:style-name="P2">Acknowledgement of DOE Support <text:line-break/>No</text:p>
            <text:p text:style-name="P2"/>
          </table:table-cell>
          <table:table-cell table:style-name="TableCell1">
            <text:p text:style-name="P4">Pursuit of new phenomena in final states with high jet multiplicity, high jet masses and missing transverse momentum with ATLAS at $\sqrt{s}=13$~TeV </text:p>
          </table:table-cell>
          <table:table-cell table:style-name="TableCell1">
            <text:p text:style-name="P3">ATLAS Collaboration</text:p>
            <text:p text:style-name="P3"/>
          </table:table-cell>
        </table:table-row>
        <table:table-row>
          <table:table-cell table:style-name="TableCell1">
            <text:p text:style-name="P2">15</text:p>
          </table:table-cell>
          <table:table-cell table:style-name="TableCell1">
            <text:p text:style-name="P2">Conference Presentation</text:p>
          </table:table-cell>
          <table:table-cell table:style-name="TableCell1">
            <text:p text:style-name="P2">Status: Proceedings in preparation.</text:p>
            <text:p text:style-name="P2"/>
            <text:p text:style-name="P2">http://indico.cern.ch/event/432527/contributions/1071947/}</text:p>
            <text:p text:style-name="P2"/>
            <text:p text:style-name="P2">ICHEP 2016, Chicago, IL</text:p>
            <text:p text:style-name="P2">August 2016</text:p>
            <text:p text:style-name="P2"/>
          </table:table-cell>
          <table:table-cell table:style-name="TableCell1">
            <text:p text:style-name="P2">Acknowledgement of DOE Support <text:line-break/>No</text:p>
          </table:table-cell>
          <table:table-cell table:style-name="TableCell1">
            <text:p text:style-name="P3">Event Reconstruction with Deep Learning</text:p>
          </table:table-cell>
          <table:table-cell table:style-name="TableCell1">
            <text:p text:style-name="P3">Amir Farbin</text:p>
          </table:table-cell>
        </table:table-row>
        <table:table-row>
          <table:table-cell table:style-name="TableCell1">
            <text:p text:style-name="P3">16</text:p>
          </table:table-cell>
          <table:table-cell table:style-name="TableCell1">
            <text:p text:style-name="P3">Conference Presentation</text:p>
          </table:table-cell>
          <table:table-cell table:style-name="TableCell1">
            <text:p text:style-name="P4">https://indico.cern.ch/event/433556/contributions/1930572/attachments/1231736/1806002/HeavyFlavor-DL.pdf</text:p>
            <text:p text:style-name="P4"/>
            <text:p text:style-name="P4">Presentation at Heavy Flavour Data Mining workshop, Zurich, Switzerland, February 2016</text:p>
          </table:table-cell>
          <table:table-cell table:style-name="TableCell1">
            <text:p text:style-name="P3">no</text:p>
          </table:table-cell>
          <table:table-cell table:style-name="TableCell1">
            <text:p text:style-name="P4">Deep Learning Event Reconstruction</text:p>
          </table:table-cell>
          <table:table-cell table:style-name="TableCell1">
            <text:p text:style-name="P3">Amir Farbin</text:p>
          </table:table-cell>
        </table:table-row>
        <table:table-row>
          <table:table-cell table:style-name="TableCell1">
            <text:p text:style-name="P3">17</text:p>
          </table:table-cell>
          <table:table-cell table:style-name="TableCell1">
            <text:p text:style-name="P3">Conference Presentation</text:p>
          </table:table-cell>
          <table:table-cell table:style-name="TableCell1">
            <text:p text:style-name="P3">https://indico.hephy.oeaw.ac.at/event/86/session/3/contribution/41/material/slides/0.pdf</text:p>
            <text:p text:style-name="P3"/>
            <text:p text:style-name="P4">Presentation at Connecting the Dots 2016, Vienna, Austria, February 2016</text:p>
            <text:p text:style-name="P4"/>
            <text:p text:style-name="P4"/>
            <text:p text:style-name="P3"/>
          </table:table-cell>
          <table:table-cell table:style-name="TableCell1">
            <text:p text:style-name="P3">no</text:p>
          </table:table-cell>
          <table:table-cell table:style-name="TableCell1">
            <text:p text:style-name="P3">Deep Learning Event Reconstruction In LArTPC</text:p>
          </table:table-cell>
          <table:table-cell table:style-name="TableCell1">
            <text:p text:style-name="P3">Amir Farbin</text:p>
          </table:table-cell>
        </table:table-row>
        <table:table-row>
          <table:table-cell table:style-name="TableCell1">
            <text:p text:style-name="P3">18</text:p>
          </table:table-cell>
          <table:table-cell table:style-name="TableCell1">
            <text:p text:style-name="P3">Conference Presentation</text:p>
            <text:p text:style-name="P3"/>
          </table:table-cell>
          <table:table-cell table:style-name="TableCell1">
            <text:p text:style-name="P3">https://indico.cern.ch/event/483999/contributions/1160729/attachments/1250143/1843007/ATLAS-ML-WS.pdf</text:p>
            <text:p text:style-name="P3"/>
            <text:p text:style-name="P4">ATLAS Machine Learning Workshop, CERN, March 2016</text:p>
            <text:p text:style-name="P3"/>
          </table:table-cell>
          <table:table-cell table:style-name="TableCell1">
            <text:p text:style-name="P3">no</text:p>
          </table:table-cell>
          <table:table-cell table:style-name="TableCell1">
            <text:p text:style-name="P3">Deep Learning Reconstruction: From LArTPC to ATLAS Calorimeter</text:p>
          </table:table-cell>
          <table:table-cell table:style-name="TableCell1">
            <text:p text:style-name="P3">Amir Farbin</text:p>
          </table:table-cell>
        </table:table-row>
        <table:table-row>
          <table:table-cell table:style-name="TableCell1">
            <text:p text:style-name="P3">19</text:p>
          </table:table-cell>
          <table:table-cell table:style-name="TableCell1">
            <text:p text:style-name="P3">Conference Presentation</text:p>
            <text:p text:style-name="P3"/>
          </table:table-cell>
          <table:table-cell table:style-name="TableCell1">
            <text:p text:style-name="P3">https://indico.cern.ch/event/496146/contributions/1174810/attachments/1267173/1876287/HSF-DL.pdf</text:p>
            <text:p text:style-name="P3"/>
            <text:p text:style-name="P3">HEP Software Foundation Workshop, Paris, France, May 2016</text:p>
          </table:table-cell>
          <table:table-cell table:style-name="TableCell1">
            <text:p text:style-name="P3">no</text:p>
          </table:table-cell>
          <table:table-cell table:style-name="TableCell1">
            <text:p text:style-name="P3">Deep Learning Implications for HEP Software &amp; Computing</text:p>
          </table:table-cell>
          <table:table-cell table:style-name="TableCell1">
            <text:p text:style-name="P3">Amir Farbin</text:p>
            <text:p text:style-name="P3"/>
          </table:table-cell>
        </table:table-row>
        <table:table-row>
          <table:table-cell table:style-name="TableCell1">
            <text:p text:style-name="P3">20</text:p>
          </table:table-cell>
          <table:table-cell table:style-name="TableCell1">
            <text:p text:style-name="P3">Conference Presentation</text:p>
            <text:p text:style-name="P3"/>
          </table:table-cell>
          <table:table-cell table:style-name="TableCell1">
            <text:p text:style-name="P3">https://www.youtube.com/watch?v=cSxQPFb0yOw</text:p>
            <text:p text:style-name="P3"/>
            <text:p text:style-name="P3">2016 Big Data Conference &amp; Workshop, Cambridge, MA, August 2016</text:p>
            <text:p text:style-name="P3"/>
          </table:table-cell>
          <table:table-cell table:style-name="TableCell1">
            <text:p text:style-name="P3">no</text:p>
          </table:table-cell>
          <table:table-cell table:style-name="TableCell1">
            <text:p text:style-name="P3">Deep Learning in High Energy Physics</text:p>
          </table:table-cell>
          <table:table-cell table:style-name="TableCell1">
            <text:p text:style-name="P3">Amir Farbin</text:p>
            <text:p text:style-name="P3"/>
          </table:table-cell>
        </table:table-row>
        <table:table-row>
          <table:table-cell table:style-name="TableCell1">
            <text:p text:style-name="P3">21</text:p>
          </table:table-cell>
          <table:table-cell table:style-name="TableCell1">
            <text:p text:style-name="P3">Conference Presentation</text:p>
            <text:p text:style-name="P3"/>
          </table:table-cell>
          <table:table-cell table:style-name="TableCell1">
            <text:p text:style-name="P3">https://indico.hep.caltech.edu/indico/getFile.py/access?contribId=1&amp;sessionId=4&amp;resId=0&amp;materialId=slides&amp;confId=102</text:p>
            <text:p text:style-name="P3"/>
            <text:p text:style-name="P3">Data Science at HEP Experts Workshop, Simons Foundation, New York, NY, July 2016</text:p>
            <text:p text:style-name="P3"/>
          </table:table-cell>
          <table:table-cell table:style-name="TableCell1">
            <text:p text:style-name="P3">no</text:p>
          </table:table-cell>
          <table:table-cell table:style-name="TableCell1">
            <text:p text:style-name="P3">Calorimetry and Imaging Detectors</text:p>
          </table:table-cell>
          <table:table-cell table:style-name="TableCell1">
            <text:p text:style-name="P3">Amir Farbin</text:p>
            <text:p text:style-name="P3"/>
          </table:table-cell>
        </table:table-row>
        <table:table-row>
          <table:table-cell table:style-name="TableCell1">
            <text:p text:style-name="P3">22</text:p>
          </table:table-cell>
          <table:table-cell table:style-name="TableCell1">
            <text:p text:style-name="P3">Internal Note</text:p>
          </table:table-cell>
          <table:table-cell table:style-name="TableCell1">
            <text:p text:style-name="P3">DUNE Doc-db: 914-v2</text:p>
          </table:table-cell>
          <table:table-cell table:style-name="TableCell1">
            <text:p text:style-name="P3">Abstract:</text:p>
            <text:p text:style-name="P3">Below</text:p>
          </table:table-cell>
          <table:table-cell table:style-name="TableCell1">
            <text:p text:style-name="P3">Computing Model for the DUNE Experiment</text:p>
          </table:table-cell>
          <table:table-cell table:style-name="TableCell1">
            <text:p text:style-name="P3">Amir Farbin et al</text:p>
          </table:table-cell>
        </table:table-row>
        <table:table-row>
          <table:table-cell table:style-name="TableCell1">
            <text:p text:style-name="P3">23</text:p>
          </table:table-cell>
          <table:table-cell table:style-name="TableCell1">
            <text:p text:style-name="P3">Internal Note</text:p>
          </table:table-cell>
          <table:table-cell table:style-name="TableCell1">
            <text:p text:style-name="P3">DUNE Doc-db:1292-v1</text:p>
          </table:table-cell>
          <table:table-cell table:style-name="TableCell1">
            <text:p text:style-name="P3">Abstract: Below</text:p>
          </table:table-cell>
          <table:table-cell table:style-name="TableCell1">
            <text:p text:style-name="P3">DUNE Software and Computing Organization</text:p>
          </table:table-cell>
          <table:table-cell table:style-name="TableCell1">
            <text:p text:style-name="P3">Tom Junk, Amir Farbin</text:p>
          </table:table-cell>
        </table:table-row>
        <table:table-row>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cell table:style-name="TableCell1">
            <text:p text:style-name="P3"/>
          </table:table-cell>
        </table:table-row>
      </table:table>
      <text:p text:style-name="P3"/>
      <text:p text:style-name="P3"/>
      <text:p text:style-name="P3">Abstract for 22: The DUNE Offine Computing Model is described. While the main emphasis is on the operations phase of the full DUNE experiment, where data are collected from both a Near Detector located at Fermilab and a liquid argon TPC Far Detector located at the SURF laboratory in South Dakota, consideration is also given to earlier computing needs for the design and prototyping phases. Estimates are given</text:p>
      <text:p text:style-name="P3">for the required storage, CPU, and network bandwidth needs, and descriptions of the processing stages and analysis flow are given. The computing infrastructure and workflows are designed to meet the DUNE Collaboration's computing requirements, which are described.</text:p>
      <text:p text:style-name="P3"/>
      <text:p text:style-name="P3"/>
      <text:p text:style-name="P3">Abstract for 23: Outline of DUNE Software and Computing Organizational structure, meetings, and working groups with their mandates and charges.</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